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18" table:default-cell-style-name="Default"/>
        <table:table-column table:style-name="co1" table:default-cell-style-name="ce14"/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x03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xxx</text:p>
          </table:table-cell>
          <table:table-cell table:style-name="ce1" office:value-type="string" calcext:value-type="string">
            <text:p>uint16</text:p>
          </table:table-cell>
          <table:table-cell/>
          <table:table-cell table:formula="of:=IF([.H1]=&quot;int16&quot;;&quot;int16_t&quot;;[.H1])" office:value-type="string" office:string-value="uint16" calcext:value-type="string">
            <text:p>uint16</text:p>
          </table:table-cell>
          <table:table-cell table:formula="of:=IF([.J1]=&quot;uint16&quot;;&quot;uint16_t&quot;;[.J1])" office:value-type="string" office:string-value="uint16_t" calcext:value-type="string">
            <text:p>uint16_t</text:p>
          </table:table-cell>
          <table:table-cell table:formula="of:=IF([.K1]=&quot;sunssf&quot;;&quot;int16_t&quot;;[.K1])" office:value-type="string" office:string-value="uint16_t" calcext:value-type="string">
            <text:p>uint16_t</text:p>
          </table:table-cell>
          <table:table-cell table:formula="of:=IF([.L1]=&quot;enum16&quot;;&quot;uint16_t&quot;;[.L1])" office:value-type="string" office:string-value="uint16_t" calcext:value-type="string">
            <text:p>uint16_t</text:p>
          </table:table-cell>
          <table:table-cell table:formula="of:=IF([.M1]=&quot;bitfield16&quot;;&quot;uint16_t&quot;;[.M1])" office:value-type="string" office:string-value="uint16_t" calcext:value-type="string">
            <text:p>uint16_t</text:p>
          </table:table-cell>
          <table:table-cell table:formula="of:=IF([.N1]=&quot;bitfield32&quot;;&quot;uint32_t&quot;;[.N1])" office:value-type="string" office:string-value="uint16_t" calcext:value-type="string">
            <text:p>uint16_t</text:p>
          </table:table-cell>
          <table:table-cell table:style-name="ce10" table:formula="of:=IF([.O1]=&quot;acc32&quot;;&quot;uint32_t&quot;;[.O1])" office:value-type="string" office:string-value="uint16_t" calcext:value-type="string">
            <text:p>uint16_t</text:p>
          </table:table-cell>
          <table:table-cell table:style-name="ce10" table:formula="of:=IF([.P1]=&quot;acc64&quot;;&quot;uint64_t&quot;;[.P1])" office:value-type="string" office:string-value="uint16_t" calcext:value-type="string">
            <text:p>uint16_t</text:p>
          </table:table-cell>
          <table:table-cell/>
          <table:table-cell table:style-name="ce11" table:formula="of:=IF([.H1]=&quot;string&quot;;&quot;char &quot;&amp;[.F1]&amp;&quot;[&quot;&amp;[.C1]*2&amp;&quot;]&quot;;[.Q1]&amp;&quot; &quot;&amp;[.F1])&amp;&quot;;&quot;" office:value-type="string" office:string-value="uint16_t ID;" calcext:value-type="string">
            <text:p>uint16_t ID;</text:p>
          </table:table-cell>
        </table:table-row>
        <table:table-row table:style-name="ro1" table:number-rows-repeated="104857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ommon" table:style-name="ta1">
        <table:table-column table:style-name="co1" table:number-columns-repeated="18" table:default-cell-style-name="Default"/>
        <table:table-column table:style-name="co1" table:default-cell-style-name="ce14"/>
        <table:table-row table:style-name="ro2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x03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Well-known value. Uniquely identifies this as a sunspec model common (1)</text:p>
          </table:table-cell>
          <table:table-cell table:style-name="ce1" office:value-type="string" calcext:value-type="string">
            <text:p>uint16</text:p>
          </table:table-cell>
          <table:table-cell/>
          <table:table-cell table:formula="of:=IF([.H1]=&quot;int16&quot;;&quot;int16_t&quot;;[.H1])" office:value-type="string" office:string-value="uint16" calcext:value-type="string">
            <text:p>uint16</text:p>
          </table:table-cell>
          <table:table-cell table:formula="of:=IF([.J1]=&quot;uint16&quot;;&quot;uint16_t&quot;;[.J1])" office:value-type="string" office:string-value="uint16_t" calcext:value-type="string">
            <text:p>uint16_t</text:p>
          </table:table-cell>
          <table:table-cell table:formula="of:=IF([.K1]=&quot;sunssf&quot;;&quot;int16_t&quot;;[.K1])" office:value-type="string" office:string-value="uint16_t" calcext:value-type="string">
            <text:p>uint16_t</text:p>
          </table:table-cell>
          <table:table-cell table:formula="of:=IF([.L1]=&quot;enum16&quot;;&quot;uint16_t&quot;;[.L1])" office:value-type="string" office:string-value="uint16_t" calcext:value-type="string">
            <text:p>uint16_t</text:p>
          </table:table-cell>
          <table:table-cell table:formula="of:=IF([.M1]=&quot;bitfield16&quot;;&quot;uint16_t&quot;;[.M1])" office:value-type="string" office:string-value="uint16_t" calcext:value-type="string">
            <text:p>uint16_t</text:p>
          </table:table-cell>
          <table:table-cell table:formula="of:=IF([.N1]=&quot;bitfield32&quot;;&quot;uint32_t&quot;;[.N1])" office:value-type="string" office:string-value="uint16_t" calcext:value-type="string">
            <text:p>uint16_t</text:p>
          </table:table-cell>
          <table:table-cell table:style-name="ce10" table:formula="of:=IF([.O1]=&quot;acc32&quot;;&quot;uint32_t&quot;;[.O1])" office:value-type="string" office:string-value="uint16_t" calcext:value-type="string">
            <text:p>uint16_t</text:p>
          </table:table-cell>
          <table:table-cell table:style-name="ce10" table:formula="of:=IF([.P1]=&quot;acc64&quot;;&quot;uint64_t&quot;;[.P1])" office:value-type="string" office:string-value="uint16_t" calcext:value-type="string">
            <text:p>uint16_t</text:p>
          </table:table-cell>
          <table:table-cell/>
          <table:table-cell table:style-name="ce11" table:formula="of:=IF([.H1]=&quot;string&quot;;&quot;char &quot;&amp;[.F1]&amp;&quot;[&quot;&amp;[.C1]*2&amp;&quot;]&quot;;[.Q1]&amp;&quot; &quot;&amp;[.F1])&amp;&quot;;&quot;" office:value-type="string" office:string-value="uint16_t ID;" calcext:value-type="string">
            <text:p>uint16_t ID;</text:p>
          </table:table-cell>
        </table:table-row>
        <table:table-row table:style-name="ro3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x03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ength of sunspec model common (1)</text:p>
          </table:table-cell>
          <table:table-cell table:style-name="ce1" office:value-type="string" calcext:value-type="string">
            <text:p>uint16</text:p>
          </table:table-cell>
          <table:table-cell/>
          <table:table-cell table:formula="of:=IF([.H2]=&quot;int16&quot;;&quot;int16_t&quot;;[.H2])" office:value-type="string" office:string-value="uint16" calcext:value-type="string">
            <text:p>uint16</text:p>
          </table:table-cell>
          <table:table-cell table:formula="of:=IF([.J2]=&quot;uint16&quot;;&quot;uint16_t&quot;;[.J2])" office:value-type="string" office:string-value="uint16_t" calcext:value-type="string">
            <text:p>uint16_t</text:p>
          </table:table-cell>
          <table:table-cell table:formula="of:=IF([.K2]=&quot;sunssf&quot;;&quot;int16_t&quot;;[.K2])" office:value-type="string" office:string-value="uint16_t" calcext:value-type="string">
            <text:p>uint16_t</text:p>
          </table:table-cell>
          <table:table-cell table:formula="of:=IF([.L2]=&quot;enum16&quot;;&quot;uint16_t&quot;;[.L2])" office:value-type="string" office:string-value="uint16_t" calcext:value-type="string">
            <text:p>uint16_t</text:p>
          </table:table-cell>
          <table:table-cell table:formula="of:=IF([.M2]=&quot;bitfield16&quot;;&quot;uint16_t&quot;;[.M2])" office:value-type="string" office:string-value="uint16_t" calcext:value-type="string">
            <text:p>uint16_t</text:p>
          </table:table-cell>
          <table:table-cell table:formula="of:=IF([.N2]=&quot;bitfield32&quot;;&quot;uint32_t&quot;;[.N2])" office:value-type="string" office:string-value="uint16_t" calcext:value-type="string">
            <text:p>uint16_t</text:p>
          </table:table-cell>
          <table:table-cell table:style-name="ce10" table:formula="of:=IF([.O2]=&quot;acc32&quot;;&quot;uint32_t&quot;;[.O2])" office:value-type="string" office:string-value="uint16_t" calcext:value-type="string">
            <text:p>uint16_t</text:p>
          </table:table-cell>
          <table:table-cell table:style-name="ce10" table:formula="of:=IF([.P2]=&quot;acc64&quot;;&quot;uint64_t&quot;;[.P2])" office:value-type="string" office:string-value="uint16_t" calcext:value-type="string">
            <text:p>uint16_t</text:p>
          </table:table-cell>
          <table:table-cell/>
          <table:table-cell table:style-name="ce11" table:formula="of:=IF([.H2]=&quot;string&quot;;&quot;char &quot;&amp;[.F2]&amp;&quot;[&quot;&amp;[.C2]*2&amp;&quot;]&quot;;[.Q2]&amp;&quot; &quot;&amp;[.F2])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x03</text:p>
          </table:table-cell>
          <table:table-cell table:style-name="ce3" office:value-type="string" calcext:value-type="string">
            <text:p>Mn</text:p>
          </table:table-cell>
          <table:table-cell table:style-name="ce3" office:value-type="string" calcext:value-type="string">
            <text:p>Manufacturer</text:p>
          </table:table-cell>
          <table:table-cell table:style-name="ce1" office:value-type="string" calcext:value-type="string">
            <text:p>string</text:p>
          </table:table-cell>
          <table:table-cell/>
          <table:table-cell table:formula="of:=IF([.H3]=&quot;int16&quot;;&quot;int16_t&quot;;[.H3])" office:value-type="string" office:string-value="string" calcext:value-type="string">
            <text:p>string</text:p>
          </table:table-cell>
          <table:table-cell table:formula="of:=IF([.J3]=&quot;uint16&quot;;&quot;uint16_t&quot;;[.J3])" office:value-type="string" office:string-value="string" calcext:value-type="string">
            <text:p>string</text:p>
          </table:table-cell>
          <table:table-cell table:formula="of:=IF([.K3]=&quot;sunssf&quot;;&quot;int16_t&quot;;[.K3])" office:value-type="string" office:string-value="string" calcext:value-type="string">
            <text:p>string</text:p>
          </table:table-cell>
          <table:table-cell table:formula="of:=IF([.L3]=&quot;enum16&quot;;&quot;uint16_t&quot;;[.L3])" office:value-type="string" office:string-value="string" calcext:value-type="string">
            <text:p>string</text:p>
          </table:table-cell>
          <table:table-cell table:formula="of:=IF([.M3]=&quot;bitfield16&quot;;&quot;uint16_t&quot;;[.M3])" office:value-type="string" office:string-value="string" calcext:value-type="string">
            <text:p>string</text:p>
          </table:table-cell>
          <table:table-cell table:formula="of:=IF([.N3]=&quot;bitfield32&quot;;&quot;uint32_t&quot;;[.N3])" office:value-type="string" office:string-value="string" calcext:value-type="string">
            <text:p>string</text:p>
          </table:table-cell>
          <table:table-cell table:style-name="ce10" table:formula="of:=IF([.O3]=&quot;acc32&quot;;&quot;uint32_t&quot;;[.O3])" office:value-type="string" office:string-value="string" calcext:value-type="string">
            <text:p>string</text:p>
          </table:table-cell>
          <table:table-cell table:style-name="ce10" table:formula="of:=IF([.P3]=&quot;acc64&quot;;&quot;uint64_t&quot;;[.P3])" office:value-type="string" office:string-value="string" calcext:value-type="string">
            <text:p>string</text:p>
          </table:table-cell>
          <table:table-cell/>
          <table:table-cell table:style-name="ce11" table:formula="of:=IF([.H3]=&quot;string&quot;;&quot;char &quot;&amp;[.F3]&amp;&quot;[&quot;&amp;[.C3]*2&amp;&quot;]&quot;;[.Q3]&amp;&quot; &quot;&amp;[.F3])&amp;&quot;;&quot;" office:value-type="string" office:string-value="char Mn[32];" calcext:value-type="string">
            <text:p>char Mn[32];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x03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Device</text:p>
          </table:table-cell>
          <table:table-cell table:style-name="ce1" office:value-type="string" calcext:value-type="string">
            <text:p>string</text:p>
          </table:table-cell>
          <table:table-cell/>
          <table:table-cell table:formula="of:=IF([.H4]=&quot;int16&quot;;&quot;int16_t&quot;;[.H4])" office:value-type="string" office:string-value="string" calcext:value-type="string">
            <text:p>string</text:p>
          </table:table-cell>
          <table:table-cell table:formula="of:=IF([.J4]=&quot;uint16&quot;;&quot;uint16_t&quot;;[.J4])" office:value-type="string" office:string-value="string" calcext:value-type="string">
            <text:p>string</text:p>
          </table:table-cell>
          <table:table-cell table:formula="of:=IF([.K4]=&quot;sunssf&quot;;&quot;int16_t&quot;;[.K4])" office:value-type="string" office:string-value="string" calcext:value-type="string">
            <text:p>string</text:p>
          </table:table-cell>
          <table:table-cell table:formula="of:=IF([.L4]=&quot;enum16&quot;;&quot;uint16_t&quot;;[.L4])" office:value-type="string" office:string-value="string" calcext:value-type="string">
            <text:p>string</text:p>
          </table:table-cell>
          <table:table-cell table:formula="of:=IF([.M4]=&quot;bitfield16&quot;;&quot;uint16_t&quot;;[.M4])" office:value-type="string" office:string-value="string" calcext:value-type="string">
            <text:p>string</text:p>
          </table:table-cell>
          <table:table-cell table:formula="of:=IF([.N4]=&quot;bitfield32&quot;;&quot;uint32_t&quot;;[.N4])" office:value-type="string" office:string-value="string" calcext:value-type="string">
            <text:p>string</text:p>
          </table:table-cell>
          <table:table-cell table:style-name="ce10" table:formula="of:=IF([.O4]=&quot;acc32&quot;;&quot;uint32_t&quot;;[.O4])" office:value-type="string" office:string-value="string" calcext:value-type="string">
            <text:p>string</text:p>
          </table:table-cell>
          <table:table-cell table:style-name="ce10" table:formula="of:=IF([.P4]=&quot;acc64&quot;;&quot;uint64_t&quot;;[.P4])" office:value-type="string" office:string-value="string" calcext:value-type="string">
            <text:p>string</text:p>
          </table:table-cell>
          <table:table-cell/>
          <table:table-cell table:style-name="ce11" table:formula="of:=IF([.H4]=&quot;string&quot;;&quot;char &quot;&amp;[.F4]&amp;&quot;[&quot;&amp;[.C4]*2&amp;&quot;]&quot;;[.Q4]&amp;&quot; &quot;&amp;[.F4])&amp;&quot;;&quot;" office:value-type="string" office:string-value="char Md[32];" calcext:value-type="string">
            <text:p>char Md[32];</text:p>
          </table:table-cell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0x03</text:p>
          </table:table-cell>
          <table:table-cell table:style-name="ce16" office:value-type="string" calcext:value-type="string">
            <text:p>Opt</text:p>
          </table:table-cell>
          <table:table-cell table:style-name="ce16" office:value-type="string" calcext:value-type="string">
            <text:p>Options</text:p>
          </table:table-cell>
          <table:table-cell table:style-name="ce15" office:value-type="string" calcext:value-type="string">
            <text:p>string</text:p>
          </table:table-cell>
          <table:table-cell/>
          <table:table-cell table:formula="of:=IF([.H5]=&quot;int16&quot;;&quot;int16_t&quot;;[.H5])" office:value-type="string" office:string-value="string" calcext:value-type="string">
            <text:p>string</text:p>
          </table:table-cell>
          <table:table-cell table:formula="of:=IF([.J5]=&quot;uint16&quot;;&quot;uint16_t&quot;;[.J5])" office:value-type="string" office:string-value="string" calcext:value-type="string">
            <text:p>string</text:p>
          </table:table-cell>
          <table:table-cell table:formula="of:=IF([.K5]=&quot;sunssf&quot;;&quot;int16_t&quot;;[.K5])" office:value-type="string" office:string-value="string" calcext:value-type="string">
            <text:p>string</text:p>
          </table:table-cell>
          <table:table-cell table:formula="of:=IF([.L5]=&quot;enum16&quot;;&quot;uint16_t&quot;;[.L5])" office:value-type="string" office:string-value="string" calcext:value-type="string">
            <text:p>string</text:p>
          </table:table-cell>
          <table:table-cell table:formula="of:=IF([.M5]=&quot;bitfield16&quot;;&quot;uint16_t&quot;;[.M5])" office:value-type="string" office:string-value="string" calcext:value-type="string">
            <text:p>string</text:p>
          </table:table-cell>
          <table:table-cell table:formula="of:=IF([.N5]=&quot;bitfield32&quot;;&quot;uint32_t&quot;;[.N5])" office:value-type="string" office:string-value="string" calcext:value-type="string">
            <text:p>string</text:p>
          </table:table-cell>
          <table:table-cell table:style-name="ce10" table:formula="of:=IF([.O5]=&quot;acc32&quot;;&quot;uint32_t&quot;;[.O5])" office:value-type="string" office:string-value="string" calcext:value-type="string">
            <text:p>string</text:p>
          </table:table-cell>
          <table:table-cell table:style-name="ce10" table:formula="of:=IF([.P5]=&quot;acc64&quot;;&quot;uint64_t&quot;;[.P5])" office:value-type="string" office:string-value="string" calcext:value-type="string">
            <text:p>string</text:p>
          </table:table-cell>
          <table:table-cell/>
          <table:table-cell table:style-name="ce11" table:formula="of:=IF([.H5]=&quot;string&quot;;&quot;char &quot;&amp;[.F5]&amp;&quot;[&quot;&amp;[.C5]*2&amp;&quot;]&quot;;[.Q5]&amp;&quot; &quot;&amp;[.F5])&amp;&quot;;&quot;" office:value-type="string" office:string-value="char Opt[16];" calcext:value-type="string">
            <text:p>char Opt[16];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x03</text:p>
          </table:table-cell>
          <table:table-cell table:style-name="ce3" office:value-type="string" calcext:value-type="string">
            <text:p>Vr</text:p>
          </table:table-cell>
          <table:table-cell table:style-name="ce3" office:value-type="string" calcext:value-type="string">
            <text:p>SW version of inverter</text:p>
          </table:table-cell>
          <table:table-cell table:style-name="ce1" office:value-type="string" calcext:value-type="string">
            <text:p>string</text:p>
          </table:table-cell>
          <table:table-cell/>
          <table:table-cell table:formula="of:=IF([.H6]=&quot;int16&quot;;&quot;int16_t&quot;;[.H6])" office:value-type="string" office:string-value="string" calcext:value-type="string">
            <text:p>string</text:p>
          </table:table-cell>
          <table:table-cell table:formula="of:=IF([.J6]=&quot;uint16&quot;;&quot;uint16_t&quot;;[.J6])" office:value-type="string" office:string-value="string" calcext:value-type="string">
            <text:p>string</text:p>
          </table:table-cell>
          <table:table-cell table:formula="of:=IF([.K6]=&quot;sunssf&quot;;&quot;int16_t&quot;;[.K6])" office:value-type="string" office:string-value="string" calcext:value-type="string">
            <text:p>string</text:p>
          </table:table-cell>
          <table:table-cell table:formula="of:=IF([.L6]=&quot;enum16&quot;;&quot;uint16_t&quot;;[.L6])" office:value-type="string" office:string-value="string" calcext:value-type="string">
            <text:p>string</text:p>
          </table:table-cell>
          <table:table-cell table:formula="of:=IF([.M6]=&quot;bitfield16&quot;;&quot;uint16_t&quot;;[.M6])" office:value-type="string" office:string-value="string" calcext:value-type="string">
            <text:p>string</text:p>
          </table:table-cell>
          <table:table-cell table:formula="of:=IF([.N6]=&quot;bitfield32&quot;;&quot;uint32_t&quot;;[.N6])" office:value-type="string" office:string-value="string" calcext:value-type="string">
            <text:p>string</text:p>
          </table:table-cell>
          <table:table-cell table:style-name="ce10" table:formula="of:=IF([.O6]=&quot;acc32&quot;;&quot;uint32_t&quot;;[.O6])" office:value-type="string" office:string-value="string" calcext:value-type="string">
            <text:p>string</text:p>
          </table:table-cell>
          <table:table-cell table:style-name="ce10" table:formula="of:=IF([.P6]=&quot;acc64&quot;;&quot;uint64_t&quot;;[.P6])" office:value-type="string" office:string-value="string" calcext:value-type="string">
            <text:p>string</text:p>
          </table:table-cell>
          <table:table-cell/>
          <table:table-cell table:style-name="ce11" table:formula="of:=IF([.H6]=&quot;string&quot;;&quot;char &quot;&amp;[.F6]&amp;&quot;[&quot;&amp;[.C6]*2&amp;&quot;]&quot;;[.Q6]&amp;&quot; &quot;&amp;[.F6])&amp;&quot;;&quot;" office:value-type="string" office:string-value="char Vr[16];" calcext:value-type="string">
            <text:p>char Vr[16];</text:p>
          </table:table-cell>
        </table:table-row>
        <table:table-row table:style-name="ro3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x03</text:p>
          </table:table-cell>
          <table:table-cell table:style-name="ce3" office:value-type="string" calcext:value-type="string">
            <text:p>SN</text:p>
          </table:table-cell>
          <table:table-cell table:style-name="ce3" office:value-type="string" calcext:value-type="string">
            <text:p>Serialnumber of the inverter</text:p>
          </table:table-cell>
          <table:table-cell table:style-name="ce1" office:value-type="string" calcext:value-type="string">
            <text:p>string</text:p>
          </table:table-cell>
          <table:table-cell/>
          <table:table-cell table:formula="of:=IF([.H7]=&quot;int16&quot;;&quot;int16_t&quot;;[.H7])" office:value-type="string" office:string-value="string" calcext:value-type="string">
            <text:p>string</text:p>
          </table:table-cell>
          <table:table-cell table:formula="of:=IF([.J7]=&quot;uint16&quot;;&quot;uint16_t&quot;;[.J7])" office:value-type="string" office:string-value="string" calcext:value-type="string">
            <text:p>string</text:p>
          </table:table-cell>
          <table:table-cell table:formula="of:=IF([.K7]=&quot;sunssf&quot;;&quot;int16_t&quot;;[.K7])" office:value-type="string" office:string-value="string" calcext:value-type="string">
            <text:p>string</text:p>
          </table:table-cell>
          <table:table-cell table:formula="of:=IF([.L7]=&quot;enum16&quot;;&quot;uint16_t&quot;;[.L7])" office:value-type="string" office:string-value="string" calcext:value-type="string">
            <text:p>string</text:p>
          </table:table-cell>
          <table:table-cell table:formula="of:=IF([.M7]=&quot;bitfield16&quot;;&quot;uint16_t&quot;;[.M7])" office:value-type="string" office:string-value="string" calcext:value-type="string">
            <text:p>string</text:p>
          </table:table-cell>
          <table:table-cell table:formula="of:=IF([.N7]=&quot;bitfield32&quot;;&quot;uint32_t&quot;;[.N7])" office:value-type="string" office:string-value="string" calcext:value-type="string">
            <text:p>string</text:p>
          </table:table-cell>
          <table:table-cell table:style-name="ce10" table:formula="of:=IF([.O7]=&quot;acc32&quot;;&quot;uint32_t&quot;;[.O7])" office:value-type="string" office:string-value="string" calcext:value-type="string">
            <text:p>string</text:p>
          </table:table-cell>
          <table:table-cell table:style-name="ce10" table:formula="of:=IF([.P7]=&quot;acc64&quot;;&quot;uint64_t&quot;;[.P7])" office:value-type="string" office:string-value="string" calcext:value-type="string">
            <text:p>string</text:p>
          </table:table-cell>
          <table:table-cell/>
          <table:table-cell table:style-name="ce11" table:formula="of:=IF([.H7]=&quot;string&quot;;&quot;char &quot;&amp;[.F7]&amp;&quot;[&quot;&amp;[.C7]*2&amp;&quot;]&quot;;[.Q7]&amp;&quot; &quot;&amp;[.F7])&amp;&quot;;&quot;" office:value-type="string" office:string-value="char SN[32];" calcext:value-type="string">
            <text:p>char SN[32];</text:p>
          </table:table-cell>
        </table:table-row>
        <table:table-row table:style-name="ro3">
          <table:table-cell table:number-columns-repeated="2" table:style-name="ce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x03</text:p>
          </table:table-cell>
          <table:table-cell table:style-name="ce3" office:value-type="string" calcext:value-type="string">
            <text:p>DA</text:p>
          </table:table-cell>
          <table:table-cell table:style-name="ce3" office:value-type="string" calcext:value-type="string">
            <text:p>Modbus Device Address</text:p>
          </table:table-cell>
          <table:table-cell table:style-name="ce1" office:value-type="string" calcext:value-type="string">
            <text:p>uint16</text:p>
          </table:table-cell>
          <table:table-cell/>
          <table:table-cell table:formula="of:=IF([.H8]=&quot;int16&quot;;&quot;int16_t&quot;;[.H8])" office:value-type="string" office:string-value="uint16" calcext:value-type="string">
            <text:p>uint16</text:p>
          </table:table-cell>
          <table:table-cell table:formula="of:=IF([.J8]=&quot;uint16&quot;;&quot;uint16_t&quot;;[.J8])" office:value-type="string" office:string-value="uint16_t" calcext:value-type="string">
            <text:p>uint16_t</text:p>
          </table:table-cell>
          <table:table-cell table:formula="of:=IF([.K8]=&quot;sunssf&quot;;&quot;int16_t&quot;;[.K8])" office:value-type="string" office:string-value="uint16_t" calcext:value-type="string">
            <text:p>uint16_t</text:p>
          </table:table-cell>
          <table:table-cell table:formula="of:=IF([.L8]=&quot;enum16&quot;;&quot;uint16_t&quot;;[.L8])" office:value-type="string" office:string-value="uint16_t" calcext:value-type="string">
            <text:p>uint16_t</text:p>
          </table:table-cell>
          <table:table-cell table:formula="of:=IF([.M8]=&quot;bitfield16&quot;;&quot;uint16_t&quot;;[.M8])" office:value-type="string" office:string-value="uint16_t" calcext:value-type="string">
            <text:p>uint16_t</text:p>
          </table:table-cell>
          <table:table-cell table:formula="of:=IF([.N8]=&quot;bitfield32&quot;;&quot;uint32_t&quot;;[.N8])" office:value-type="string" office:string-value="uint16_t" calcext:value-type="string">
            <text:p>uint16_t</text:p>
          </table:table-cell>
          <table:table-cell table:style-name="ce10" table:formula="of:=IF([.O8]=&quot;acc32&quot;;&quot;uint32_t&quot;;[.O8])" office:value-type="string" office:string-value="uint16_t" calcext:value-type="string">
            <text:p>uint16_t</text:p>
          </table:table-cell>
          <table:table-cell table:style-name="ce10" table:formula="of:=IF([.P8]=&quot;acc64&quot;;&quot;uint64_t&quot;;[.P8])" office:value-type="string" office:string-value="uint16_t" calcext:value-type="string">
            <text:p>uint16_t</text:p>
          </table:table-cell>
          <table:table-cell/>
          <table:table-cell table:style-name="ce11" table:formula="of:=IF([.H8]=&quot;string&quot;;&quot;char &quot;&amp;[.F8]&amp;&quot;[&quot;&amp;[.C8]*2&amp;&quot;]&quot;;[.Q8]&amp;&quot; &quot;&amp;[.F8])&amp;&quot;;&quot;" office:value-type="string" office:string-value="uint16_t DA;" calcext:value-type="string">
            <text:p>uint16_t DA;</text:p>
          </table:table-cell>
        </table:table-row>
        <table:table-row table:style-name="ro1" table:number-rows-repeated="104856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21:01:25.878275854</meta:creation-date>
    <dc:date>2025-03-26T15:50:17.025473002</dc:date>
    <meta:editing-duration>PT8H33M59S</meta:editing-duration>
    <meta:editing-cycles>32</meta:editing-cycles>
    <meta:generator>LibreOffice/7.4.7.2$Linux_X86_64 LibreOffice_project/40$Build-2</meta:generator>
    <meta:document-statistic meta:table-count="2" meta:cell-count="153" meta:object-count="0"/>
  </office:meta>
</office:document-meta>
</file>